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06cm"/>
    </style:style>
    <style:style style:name="pr8" style:family="presentation" style:parent-style-name="Default-outline1">
      <style:graphic-properties draw:fill-color="#ffffff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4pt" fo:font-weight="bold"/>
    </style:style>
    <style:style style:name="P8" style:family="paragraph">
      <style:paragraph-properties fo:margin-left="2.4cm" fo:margin-right="0cm" fo:text-indent="-0.8cm"/>
      <style:text-properties fo:font-size="24pt" fo:font-weight="bold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6cm" fo:margin-right="0cm" text:enable-numbering="false" fo:text-indent="-0.6cm"/>
    </style:style>
    <style:style style:name="P13" style:family="paragraph">
      <style:paragraph-properties fo:margin-left="0.6cm" fo:margin-right="0cm" fo:text-indent="-0.6cm"/>
      <style:text-properties fo:font-size="16pt"/>
    </style:style>
    <style:style style:name="P14" style:family="paragraph">
      <style:paragraph-properties fo:margin-left="3.6cm" fo:margin-right="0cm" fo:text-indent="-0.6cm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23ff23"/>
    </style:style>
    <style:style style:name="T4" style:family="text">
      <style:text-properties fo:color="#ffff00"/>
    </style:style>
    <style:style style:name="T5" style:family="text">
      <style:text-properties fo:color="#ffff00" fo:font-size="24pt" fo:font-weight="bold"/>
    </style:style>
    <style:style style:name="T6" style:family="text">
      <style:text-properties fo:font-size="24pt" fo:font-weight="bold"/>
    </style:style>
    <style:style style:name="T7" style:family="text">
      <style:text-properties fo:color="#ff8080" fo:font-size="20pt" fo:font-weight="bold"/>
    </style:style>
    <style:style style:name="T8" style:family="text">
      <style:text-properties fo:color="#23ff23" fo:font-size="24pt" fo:font-weight="bold"/>
    </style:style>
    <style:style style:name="T9" style:family="text">
      <style:text-properties fo:color="#ffffff" fo:font-size="24pt" fo:font-weight="bold"/>
    </style:style>
    <style:style style:name="T10" style:family="text">
      <style:text-properties fo:color="#ffffff"/>
    </style:style>
    <style:style style:name="T11" style:family="text">
      <style:text-properties fo:color="#23ff23" fo:font-weight="bold"/>
    </style:style>
    <style:style style:name="T12" style:family="text">
      <style:text-properties fo:font-size="24pt"/>
    </style:style>
    <style:style style:name="T13" style:family="text">
      <style:text-properties fo:color="#ffff00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4.5-4.7</presentation:footer-decl>
      <presentation:footer-decl presentation:name="ftr2">CMPTxxxx</presentation:footer-decl>
      <presentation:date-time-decl presentation:name="dtd1" presentation:source="fixed">25 Sep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4.5-4.7: Functions<text:line-break/>(procedures that return a value)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5 Sep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Quiz</text:span><text:span text:style-name="T2"> ch3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rrection on string.capitalize(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string.</text:span><text:span text:style-name="T4">capitalize</text:span><text:span text:style-name="T3">("hello world!")</text:span></text:p>
              </text:list-item>
            </text:list>
            <text:list text:style-name="L4">
              <text:list-item>
                <text:list>
                  <text:list-item>
                    <text:p text:style-name="P6">"Hello World!"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string.</text:span><text:span text:style-name="T4">upper</text:span><text:span text:style-name="T3">("Hello World!")</text:span></text:p>
              </text:list-item>
            </text:list>
            <text:list text:style-name="L4">
              <text:list-item>
                <text:list>
                  <text:list-item>
                    <text:p text:style-name="P6">"HELLO WORLD!"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string.</text:span><text:span text:style-name="T4">lower</text:span><text:span text:style-name="T3">("HeLLo wORlD!")</text:span></text:p>
              </text:list-item>
            </text:list>
            <text:list text:style-name="L4">
              <text:list-item>
                <text:list>
                  <text:list-item>
                    <text:p text:style-name="P6">"hello world!"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3</text:p>
          </draw:text-box>
        </draw:frame>
        <draw:frame presentation:style-name="pr5" draw:text-style-name="P7" draw:id="id1" draw:layer="layout" svg:width="25.199cm" svg:height="14.805cm" svg:x="1.4cm" svg:y="4.507cm" presentation:class="outline" presentation:user-transformed="true">
          <draw:text-box>
            <text:list text:style-name="L4">
              <text:list-item>
                <text:p text:style-name="P7"><text:span text:style-name="T5">Evaluate</text:span><text:span text:style-name="T6"> as Python, or explain the error:</text:span><text:span text:style-name="T6"><text:tab/></text:span><text:span text:style-name="T6"><text:tab/></text:span><text:span text:style-name="T6"><text:tab/></text:span><text:span text:style-name="T6"><text:tab/></text:span><text:span text:style-name="T7">[9]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(2**4 &gt; 10) or (7 % 3 == 2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9.0 // 2 == 4.5 and 9 / 0 != 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'y' + 3 * 'a' + 'y'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Show the </text:span><text:span text:style-name="T5">output</text:span><text:span text:style-name="T6"> of this loop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[5]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or x in range(4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for y in range(4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if x == y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8">brea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print "(%d, %d)" % (x, y)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6">Write </text:span><text:span text:style-name="T5">pseudocode</text:span><text:span text:style-name="T6"> to convert inches to cm or vice versa, depending on the user's choic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[6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3: answers #1-2</text:p>
          </draw:text-box>
        </draw:frame>
        <draw:frame presentation:style-name="pr5" draw:text-style-name="P7" draw:layer="layout" svg:width="15.11cm" svg:height="14.267cm" svg:x="1.4cm" svg:y="4.507cm" presentation:class="outline" presentation:user-transformed="true">
          <draw:text-box>
            <text:list text:style-name="L4">
              <text:list-item>
                <text:p text:style-name="P7"><text:span text:style-name="T5">Evaluate</text:span><text:span text:style-name="T6"> :</text:span><text:span text:style-name="T6"><text:tab/>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(2**4 &gt; 10) or (7 % 3 == 2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9.0 // 2 == 4.5 and 9 / 0 != 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'y' + 3 * 'a' + 'y'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Show the </text:span><text:span text:style-name="T5">output</text:span><text:span text:style-name="T6"> of this loop:</text:span><text:span text:style-name="T6"><text:tab/>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or x in range(4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for y in range(4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if x == y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8">brea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print "(%d, %d)" % (x, y)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7" draw:id="id2" draw:layer="layout" svg:width="9.635cm" svg:height="13.06cm" svg:x="16.8cm" svg:y="5.815cm" presentation:class="outline" presentation:user-transformed="true">
          <draw:text-box>
            <text:list text:style-name="L4">
              <text:list-item>
                <text:p text:id="id3" text:style-name="P7"><text:span text:style-name="T5">True</text:span></text:p>
              </text:list-item>
            </text:list>
            <text:list text:style-name="L4">
              <text:list-item>
                <text:p text:id="id4" text:style-name="P7"><text:span text:style-name="T5">False</text:span></text:p>
              </text:list-item>
            </text:list>
            <text:list text:style-name="L4">
              <text:list-item>
                <text:p text:id="id5" text:style-name="P7"><text:span text:style-name="T5">'yaaay'</text:span><text:span text:style-name="T5"><text:line-break/></text:span><text:span text:style-name="T5"><text:line-break/></text:span><text:span text:style-name="T5"/></text:p>
              </text:list-item>
            </text:list>
            <text:list text:style-name="L4">
              <text:list-item>
                <text:p text:id="id6" text:style-name="P7"><text:span text:style-name="T5">(1, 0)</text:span><text:span text:style-name="T5"><text:line-break/></text:span><text:span text:style-name="T5">(2, 0) (2, 1)</text:span><text:span text:style-name="T5"><text:line-break/></text:span><text:span text:style-name="T5">(3, 0) (3, 1) (3, 2)</text:span><text:span text:style-name="T5"><text:line-break/></text:span><text:span text:style-name="T5"><text:line-break/></text:span><text:span text:style-name="T9">(all on one line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3: answers #3</text:p>
          </draw:text-box>
        </draw:frame>
        <draw:frame presentation:style-name="pr5" draw:text-style-name="P7" draw:id="id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7"><text:span text:style-name="T6">Write </text:span><text:span text:style-name="T5">pseudocode</text:span><text:span text:style-name="T6"> to convert inches to cm or vice versa, depending on the user's choic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print welcome and introdu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get user's choice of in-&gt;cm or cm-&gt;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get input length to conver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if user wants in-&gt;cm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converted length = input length * 2.5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els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converted length = input length / 2.5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print converted leng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 (§4.1-4.3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Procedures</text:span> (functions, subroutines)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No</text:span> parame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ith <text:span text:style-name="T4">parame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ormal </text:span><text:span text:style-name="T10">vs</text:span><text:span text:style-name="T4">. actual </text:span><text:span text:style-name="T10">parame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co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Global</text:span> variables (why not to use them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ll-by-<text:span text:style-name="T4">value</text:span> vs call-by-<text:span text:style-name="T4">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Functions</text:span> (function procedures, “fruitful” functions) are procedures which <text:span text:style-name="T4">return</text:span> a valu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ring.upper('g')</text:span> returns <text:span text:style-name="T3">'G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def double_this(x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1">"""Multiply by two.""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1">return x *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">Statically</text:span>-typed languages require function definition to declare a <text:span text:style-name="T4">return type</text:span></text:p>
              </text:list-item>
            </text:list>
            <text:list text:style-name="L4">
              <text:list-item>
                <text:p text:style-name="P5">Multiple <text:span text:style-name="T3">return</text:span> statements allowed; first one encountered <text:span text:style-name="T4">ends</text:span> execution of the func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s in Python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It turns out that in Python, <text:span text:style-name="T4">every</text:span> procedure returns a value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def print_usage(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1">"""Print a brief help text.""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1">print "This is how to use this program....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If <text:span text:style-name="T4">no</text:span> explicit <text:span text:style-name="T3">return</text:span> statement or return without a <text:span text:style-name="T4">value</text:span>, then the special <text:span text:style-name="T3">None</text:span> value is returned</text:p>
              </text:list-item>
            </text:list>
            <text:list text:style-name="L4">
              <text:list-item>
                <text:p text:style-name="P5">Must use <text:span text:style-name="T4">parentheses</text:span> when invoking procedure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Even those </text:span><text:span text:style-name="T13">without</text:span><text:span text:style-name="T12"> arguments: </text:span><text:span text:style-name="T8">print_usage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Otherwise you get the </text:span><text:span text:style-name="T13">function objec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edicates: pre-/post- conditions</text:p>
          </draw:text-box>
        </draw:frame>
        <draw:frame presentation:style-name="pr8" draw:text-style-name="P5" draw:layer="layout" svg:width="25.199cm" svg:height="13.991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def ASCII_to_char(code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"""Convert from a numerical ASCII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to the corresponding charac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return chr(cod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he parameter <text:span text:style-name="T3">code</text:span> needs to be &lt;128: either</text:p>
              </text:list-item>
            </text:list>
            <text:list text:style-name="L4">
              <text:list-item>
                <text:list>
                  <text:list-item>
                    <text:p text:style-name="P6">State <text:span text:style-name="T4">preconditions</text:span> clearly in docstring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8">"""pre: code is an integer between 1 and 128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8">post: returns the corresponding character.""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r code <text:span text:style-name="T4">error-checking</text:span> in the functio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1">if code &gt;= 128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error-handling</text:p>
          </draw:text-box>
        </draw:frame>
        <draw:frame presentation:style-name="pr8" draw:text-style-name="P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def ASCII_to_char(code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"""Convert from a numerical ASCII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to the corresponding charac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pre: code is an integ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post: returns the corresponding charac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if (code &lt;= 0) or (code &gt;= 128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8">print "ASCII_to_char(): needs to be &lt;128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els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8">return chr(cod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§4.5-4.7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Functions</text:p>
              </text:list-item>
            </text:list>
            <text:list text:style-name="L4">
              <text:list-item>
                <text:list>
                  <text:list-item>
                    <text:p text:style-name="P6">return</text:p>
                  </text:list-item>
                </text:list>
              </text:list-item>
            </text:list>
            <text:list text:style-name="L4">
              <text:list-item>
                <text:p text:style-name="P5">Preconditions / postconditions</text:p>
              </text:list-item>
            </text:list>
            <text:list text:style-name="L4">
              <text:list-item>
                <text:list>
                  <text:list-item>
                    <text:p text:style-name="P6">“Contract” between program and us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Lab02</text:span> due today/tomorrow/Wed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§3.14 #36 and 45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HW04</text:span> due Wed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3.14 # 4, 7, 1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(treat as M2 code; # is !=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Read through <text:span text:style-name="T4">§4.10</text:span> and <text:span text:style-name="T4">Py ch5</text:span> for W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 draw:page-number="9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09-25T09:55:18</meta:creation-date>
    <dc:creator>Sean Ho</dc:creator>
    <dc:date>2006-09-25T16:08:59</dc:date>
    <dc:language>en-US</dc:language>
    <meta:editing-cycles>10</meta:editing-cycles>
    <meta:editing-duration>PT6H13M41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